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arial" svg:font-family="arial, sans-serif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660c" officeooo:paragraph-rsid="000b660c"/>
    </style:style>
    <style:style style:name="P2" style:family="paragraph" style:parent-style-name="Standard">
      <style:text-properties officeooo:paragraph-rsid="000b660c"/>
    </style:style>
    <style:style style:name="P3" style:family="paragraph" style:parent-style-name="Standard">
      <style:text-properties officeooo:rsid="000c18af" officeooo:paragraph-rsid="000c18af"/>
    </style:style>
    <style:style style:name="P4" style:family="paragraph" style:parent-style-name="Standard">
      <style:text-properties officeooo:rsid="000d3d31" officeooo:paragraph-rsid="000d3d31"/>
    </style:style>
    <style:style style:name="P5" style:family="paragraph" style:parent-style-name="Standard">
      <style:text-properties officeooo:rsid="000ec3e9" officeooo:paragraph-rsid="000ec3e9"/>
    </style:style>
    <style:style style:name="P6" style:family="paragraph" style:parent-style-name="Standard">
      <style:text-properties officeooo:rsid="00109bb5" officeooo:paragraph-rsid="00109bb5"/>
    </style:style>
    <style:style style:name="P7" style:family="paragraph" style:parent-style-name="Standard">
      <style:text-properties officeooo:rsid="00119ac4" officeooo:paragraph-rsid="00119ac4"/>
    </style:style>
    <style:style style:name="T1" style:family="text">
      <style:text-properties officeooo:rsid="000b660c"/>
    </style:style>
    <style:style style:name="T2" style:family="text">
      <style:text-properties fo:font-size="14pt" officeooo:rsid="000b660c" style:font-size-asian="14pt" style:font-size-complex="14pt"/>
    </style:style>
    <style:style style:name="T3" style:family="text">
      <style:text-properties fo:color="#444444" style:font-name="arial" fo:font-size="14pt" officeooo:rsid="000b660c"/>
    </style:style>
    <style:style style:name="T4" style:family="text">
      <style:text-properties fo:color="#444444" style:font-name="arial" fo:font-size="14pt" officeooo:rsid="000b660c" style:font-size-asian="14pt" style:font-size-complex="14pt"/>
    </style:style>
    <style:style style:name="T5" style:family="text">
      <style:text-properties fo:color="#444444" style:font-name="Liberation Serif" fo:font-size="14pt"/>
    </style:style>
    <style:style style:name="T6" style:family="text">
      <style:text-properties fo:color="#444444" style:font-name="Liberation Serif" fo:font-size="14pt" officeooo:rsid="000b660c"/>
    </style:style>
    <style:style style:name="T7" style:family="text">
      <style:text-properties fo:color="#444444" style:font-name="Liberation Serif" fo:font-size="14pt" officeooo:rsid="000c18af"/>
    </style:style>
    <style:style style:name="T8" style:family="text">
      <style:text-properties fo:color="#444444" style:font-name="Liberation Serif" fo:font-size="14pt" fo:font-style="normal" fo:font-weight="normal" style:font-size-asian="10pt" style:font-style-asian="normal" style:font-weight-asian="normal"/>
    </style:style>
    <style:style style:name="T9" style:family="text">
      <style:text-properties fo:color="#080808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officeooo:rsid="00109bb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я работа №4</text:p>
      <text:p text:style-name="P1"/>
      <text:p text:style-name="P2"><text:span text:style-name="T1">1) </text:span><text:span text:style-name="T2">Текст программы в файле aspace.c</text:span><text:span text:style-name="T4">.</text:span><text:span text:style-name="T3"> </text:span><text:span text:style-name="T6">Куда больше нас вывод данной программы:</text:span></text:p>
      <text:p text:style-name="P2"><text:span text:style-name="T6">main: <text:s text:c="26"/>4198720</text:span></text:p>
      <text:p text:style-name="P2"><text:span text:style-name="T6">global: <text:s text:c="24"/>4210746</text:span></text:p>
      <text:p text:style-name="P2"><text:span text:style-name="T6">new_global: <text:s text:c="15"/>4210745</text:span></text:p>
      <text:p text:style-name="P2"><text:span text:style-name="T6">local: <text:s text:c="29"/>140734468995787</text:span></text:p>
      <text:p text:style-name="P2"><text:span text:style-name="T6">pointer to pointer <text:s text:c="10"/>140734468995776</text:span></text:p>
      <text:p text:style-name="P2"><text:span text:style-name="T6">pointer to new_pointer <text:s/>140734468995768</text:span></text:p>
      <text:p text:style-name="P2"><text:span text:style-name="T6">new_local: <text:s text:c="20"/>140734468995767</text:span></text:p>
      <text:p text:style-name="P2"><text:span text:style-name="T6">pointer <text:s text:c="23"/>25350816</text:span></text:p>
      <text:p text:style-name="P2"><text:span text:style-name="T6">new_pointer <text:s text:c="14"/>25351024</text:span></text:p>
      <text:p text:style-name="P2"><text:span text:style-name="T6"/></text:p>
      <text:p text:style-name="P1"><text:span text:style-name="T5">Как можно заметить, наблюдается 3 области выделения памяти. Глобальный стек, в котором находятся функции и глобальные переменные, причём переменные расположены в порядке убывания. Локальный стек, где выделяются локальные переменные, причём тоже в порядке убывания адреса. Правда в отличии от глобальных переменных, разница между адресами локальных не 1, это связанно с размерами переменных и выравниванием. А так же динамическая память, куда указывают pointer и new_pointer. Там уже выделяется память в нормальном порядке. Причём разница между ними не 200, как могло ожидаться, а 212, что тоже связанно с выравниванием.</text:span></text:p>
      <text:p text:style-name="P1"><text:span text:style-name="T5">2) </text:span><text:span text:style-name="T7">В случае с name все просто. Мы выделяем массив на стеке, длинной 20 байт и дальше с ним работаем, перезаписывая его scanf.</text:span></text:p>
      <text:p text:style-name="P3"><text:span text:style-name="T5">В случае с <text:s/></text:span><text:span text:style-name="T8">name1 же все иначе. Строковые литералы создаются отдельно и, лежат в отдельном участке памяти при запуске программы, причем мы от туда может только читать, но не писать. name1 мы делаем указателем на эту память, поэтому дальнейшие попытки перезаписать туда что-то проваливаются вместе с ошибкой <text:s/>SIGSEGV и программа завершается.</text:span></text:p>
      <text:p text:style-name="P4"><text:span text:style-name="T8">3) NULL по своей сути это указатель на нулевой адрес. Попытки к нему обратиться обычно запрещены и блокируются операционной системой, но в некоторых ОС вызов функции <text:s/>по этому адресу приводил к выключению системы, чем иногда пользовались.</text:span></text:p>
      <text:p text:style-name="P4"><text:span text:style-name="T8">4)</text:span></text:p>
      <text:p text:style-name="P1">Starting program: /home/alkonior/Desktop/Operating-systems-practice/Task4/a.out </text:p>
      <text:p text:style-name="P1">0</text:p>
      <text:p text:style-name="P1"/>
      <text:p text:style-name="P1">Program received signal SIGSEGV, Segmentation fault.</text:p>
      <text:p text:style-name="P1">0x0000000000401160 in main () at src/null.c:5</text:p>
      <text:p text:style-name="P1">5 <text:s text:c="10"/>printf("%d",*a);</text:p>
      <text:p text:style-name="P1"/>
      <text:p text:style-name="P5">Как и ожидалось мы получили <text:span text:style-name="T1">SIGSEGV </text:span>при разименовании NULL.</text:p>
      <text:p text:style-name="P6"/>
      <text:p text:style-name="P6">5)Вывод valgrind:</text:p>
      <text:p text:style-name="P6"><text:span text:style-name="T9">valgrind: <text:s/>Fatal error at startup: a function redirection</text:span><text:line-break/><text:span text:style-name="T9">valgrind: <text:s/>which is mandatory for this platform-tool combination</text:span><text:line-break/><text:soft-page-break/><text:span text:style-name="T9">valgrind: <text:s/>cannot be set up. <text:s/>Details of the redirection are:</text:span><text:line-break/><text:span text:style-name="T9">valgrind: <text:s/></text:span><text:line-break/><text:span text:style-name="T9">valgrind: <text:s/>A must-be-redirected function</text:span><text:line-break/><text:span text:style-name="T9">valgrind: <text:s/>whose name matches the pattern: <text:s text:c="5"/>strlen</text:span><text:line-break/><text:span text:style-name="T9">valgrind: <text:s/>in an object with soname matching: <text:s text:c="2"/>ld-linux-x86-64.so.2</text:span><text:line-break/><text:span text:style-name="T9">valgrind: <text:s/>was not found whilst processing</text:span><text:line-break/><text:span text:style-name="T9">valgrind: <text:s/>symbols from the object with soname: ld-linux-x86-64.so.2</text:span><text:line-break/><text:span text:style-name="T9">valgrind: <text:s/></text:span><text:line-break/><text:span text:style-name="T9">valgrind: <text:s/>Possible fixes: (1, short term): install glibc's debuginfo</text:span><text:line-break/><text:span text:style-name="T9">valgrind: <text:s/>package on this machine. <text:s/>(2, longer term): ask the packagers</text:span><text:line-break/><text:span text:style-name="T9">valgrind: <text:s/>for your Linux distribution to please in future ship a non-</text:span><text:line-break/><text:span text:style-name="T9">valgrind: <text:s/>stripped ld.so (or whatever the dynamic linker .so is called)</text:span><text:line-break/><text:span text:style-name="T9">valgrind: <text:s/>that exports the above-named function using the standard</text:span><text:line-break/><text:span text:style-name="T9">valgrind: <text:s/>calling conventions for this platform. <text:s/>The package you need</text:span><text:line-break/><text:span text:style-name="T9">valgrind: <text:s/>to install for fix (1) is called</text:span><text:line-break/><text:span text:style-name="T9">valgrind: <text:s/></text:span><text:line-break/><text:span text:style-name="T9">valgrind: <text:s text:c="3"/>On Debian, Ubuntu: <text:s text:c="16"/>libc6-dbg</text:span><text:line-break/><text:span text:style-name="T9">valgrind: <text:s text:c="3"/>On SuSE, openSuSE, Fedora, RHEL: <text:s text:c="2"/>glibc-debuginfo</text:span><text:line-break/><text:span text:style-name="T9">valgrind: <text:s/></text:span><text:line-break/><text:span text:style-name="T9">valgrind: <text:s/>Note that if you are debugging a 32 bit process on a</text:span><text:line-break/><text:span text:style-name="T9">valgrind: <text:s/>64 bit system, you will need a corresponding 32 bit debuginfo</text:span><text:line-break/><text:span text:style-name="T9">valgrind: <text:s/>package (e.g. libc6-dbg:i386).</text:span><text:line-break/><text:span text:style-name="T9">valgrind: <text:s/></text:span><text:line-break/><text:span text:style-name="T9">valgrind: <text:s/>Cannot continue -- exiting now. <text:s/>Sorry.</text:span><text:line-break/></text:p>
      <text:p text:style-name="P6">6) Вывод gbd:</text:p>
      <text:p text:style-name="P6">Reading symbols from task6...</text:p>
      <text:p text:style-name="P6">(gdb) run</text:p>
      <text:p text:style-name="P6">Starting program: /home/alkonior/Desktop/Operating-systems-practice/Task4/task6 </text:p>
      <text:p text:style-name="P6">[Inferior 1 (process 11251) exited normally]</text:p>
      <text:p text:style-name="P6">(gdb) </text:p>
      <text:p text:style-name="P6"/>
      <text:p text:style-name="P6">Вывод valgrind:</text:p>
      <text:p text:style-name="P6"/>
      <text:p text:style-name="P6"><text:span text:style-name="T9">==11382== HEAP SUMMARY:</text:span><text:line-break/><text:span text:style-name="T9">==11382== <text:s text:c="4"/>in use at exit: 100 bytes in 1 blocks</text:span><text:line-break/><text:span text:style-name="T9">==11382== <text:s text:c="2"/>total heap usage: 1 allocs, 0 frees, 100 bytes allocated</text:span><text:line-break/><text:span text:style-name="T9">==11382== </text:span><text:line-break/><text:span text:style-name="T9">==11382== Searching for pointers to 1 not-freed blocks</text:span><text:line-break/><text:span text:style-name="T9">==11382== Checked 75,120 bytes</text:span><text:line-break/><text:span text:style-name="T9">==11382== </text:span><text:line-break/><text:span text:style-name="T9">==11382== 100 bytes in 1 blocks are definitely lost in loss record 1 of 1</text:span><text:line-break/><text:span text:style-name="T9">==11382== <text:s text:c="3"/>at 0x483A7F3: malloc (in /usr/lib/x86_64-linux-gnu/valgrind/vgpreload_memcheck-amd64-linux.so)</text:span><text:line-break/><text:span text:style-name="T9">==11382== <text:s text:c="3"/>by 0x401148: main (task6.c:3)</text:span><text:line-break/><text:span text:style-name="T9">==11382== </text:span><text:line-break/><text:span text:style-name="T9">==11382== LEAK SUMMARY:</text:span><text:line-break/><text:span text:style-name="T9">==11382== <text:s text:c="3"/>definitely lost: 100 bytes in 1 blocks</text:span><text:line-break/><text:span text:style-name="T9">==11382== <text:s text:c="3"/>indirectly lost: 0 bytes in 0 blocks</text:span><text:line-break/><text:span text:style-name="T9">==11382== <text:s text:c="5"/>possibly lost: 0 bytes in 0 blocks</text:span><text:line-break/><text:span text:style-name="T9">==11382== <text:s text:c="3"/>still reachable: 0 bytes in 0 blocks</text:span><text:line-break/><text:span text:style-name="T9">==11382== <text:s text:c="8"/>suppressed: 0 bytes in 0 blocks</text:span><text:line-break/><text:span text:style-name="T9">==11382== </text:span><text:line-break/><text:span text:style-name="T9">==11382== ERROR SUMMARY: 1 errors from 1 contexts (suppressed: 0 from 0)</text:span></text:p>
      <text:p text:style-name="P6"/>
      <text:p text:style-name="P6">Valgrind заметил утечку 100 байт.</text:p>
      <text:p text:style-name="P6"/>
      <text:p text:style-name="P7">7) <text:span text:style-name="T10">Вывод valgrind:</text:span></text:p>
      <text:p text:style-name="P7"/>
      <text:p text:style-name="P7"><text:soft-page-break/><text:span text:style-name="T9">==11698== ERROR SUMMARY: 1 errors from 1 contexts (suppressed: 0 from 0)</text:span><text:line-break/><text:span text:style-name="T9">==11698== </text:span><text:line-break/><text:span text:style-name="T9">==11698== 1 errors in context 1 of 1:</text:span><text:line-break/><text:span text:style-name="T9">==11698== Invalid read of size 4</text:span><text:line-break/><text:span text:style-name="T9">==11698== <text:s text:c="3"/>at 0x401187: main (task7.c:6)</text:span><text:line-break/><text:span text:style-name="T9">==11698== <text:s/>Address 0x4a5e040 is 0 bytes inside a block of size 100 free'd</text:span><text:line-break/><text:span text:style-name="T9">==11698== <text:s text:c="3"/>at 0x483BA3F: free (in /usr/lib/x86_64-linux-gnu/valgrind/vgpreload_memcheck-amd64-linux.so)</text:span><text:line-break/><text:span text:style-name="T9">==11698== <text:s text:c="3"/>by 0x401182: main (task7.c:5)</text:span><text:line-break/><text:span text:style-name="T9">==11698== <text:s/>Block was alloc'd at</text:span><text:line-break/><text:span text:style-name="T9">==11698== <text:s text:c="3"/>at 0x483A7F3: malloc (in /usr/lib/x86_64-linux-gnu/valgrind/vgpreload_memcheck-amd64-linux.so)</text:span><text:line-break/><text:span text:style-name="T9">==11698== <text:s text:c="3"/>by 0x401168: main (task7.c:3)</text:span><text:line-break/><text:span text:style-name="T9">==11698== </text:span><text:line-break/><text:span text:style-name="T9">==11698== ERROR SUMMARY: 1 errors from 1 contexts (suppressed: 0 from 0)</text:span><text:line-break/></text:p>
      <text:p text:style-name="P7">Он заметил незаконные доступ к паммяти:</text:p>
      <text:p text:style-name="P7"><text:span text:style-name="T9">==11698== Invalid read of size 4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arial" svg:font-family="arial, sans-serif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30T13:27:26.778088612</meta:creation-date>
    <dc:date>2020-04-30T14:29:56.657567023</dc:date>
    <meta:editing-duration>PT1M39S</meta:editing-duration>
    <meta:editing-cycles>1</meta:editing-cycles>
    <meta:document-statistic meta:table-count="0" meta:image-count="0" meta:object-count="0" meta:page-count="3" meta:paragraph-count="37" meta:word-count="692" meta:character-count="5268" meta:non-whitespace-character-count="4312"/>
    <meta:generator>LibreOffice/6.3.5.2$Linux_X86_64 LibreOffice_project/30$Build-2</meta:generator>
  </office:meta>
</office:document-meta>
</file>